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officeooo:rsid="000a9402" officeooo:paragraph-rsid="000a9402"/>
    </style:style>
    <style:style style:name="P2" style:family="paragraph" style:parent-style-name="Text_20_body" style:list-style-name="L1">
      <style:paragraph-properties fo:line-height="100%" fo:text-align="justify" style:justify-single-word="false"/>
      <style:text-properties officeooo:rsid="000a9402" officeooo:paragraph-rsid="000a9402"/>
    </style:style>
    <style:style style:name="P3" style:family="paragraph" style:parent-style-name="Text_20_body" style:list-style-name="L2">
      <style:paragraph-properties fo:line-height="100%" fo:text-align="justify" style:justify-single-word="false"/>
      <style:text-properties officeooo:rsid="000a9402" officeooo:paragraph-rsid="000a9402"/>
    </style:style>
    <style:style style:name="P4" style:family="paragraph" style:parent-style-name="Text_20_body" style:list-style-name="L1">
      <style:paragraph-properties fo:line-height="100%" fo:text-align="justify" style:justify-single-word="false"/>
      <style:text-properties officeooo:rsid="000b37de" officeooo:paragraph-rsid="000b37de"/>
    </style:style>
    <style:style style:name="P5" style:family="paragraph" style:parent-style-name="Text_20_body" style:list-style-name="L2">
      <style:paragraph-properties fo:line-height="100%" fo:text-align="justify" style:justify-single-word="false"/>
      <style:text-properties officeooo:rsid="000b37de" officeooo:paragraph-rsid="000b37de"/>
    </style:style>
    <style:style style:name="P6" style:family="paragraph" style:parent-style-name="Text_20_body" style:list-style-name="L3">
      <style:paragraph-properties fo:line-height="100%" fo:text-align="justify" style:justify-single-word="false"/>
      <style:text-properties officeooo:rsid="000b37de" officeooo:paragraph-rsid="000b37de"/>
    </style:style>
    <style:style style:name="P7" style:family="paragraph" style:parent-style-name="Text_20_body" style:list-style-name="L3">
      <style:paragraph-properties fo:line-height="100%" fo:text-align="justify" style:justify-single-word="false"/>
      <style:text-properties officeooo:rsid="000d1ac6" officeooo:paragraph-rsid="000d1ac6"/>
    </style:style>
    <style:style style:name="P8" style:family="paragraph" style:parent-style-name="Text_20_body" style:list-style-name="L4">
      <style:paragraph-properties fo:line-height="100%" fo:text-align="justify" style:justify-single-word="false"/>
      <style:text-properties officeooo:rsid="000d1ac6" officeooo:paragraph-rsid="000d1ac6"/>
    </style:style>
    <style:style style:name="P9" style:family="paragraph" style:parent-style-name="Text_20_body" style:list-style-name="L5">
      <style:paragraph-properties fo:line-height="100%" fo:text-align="justify" style:justify-single-word="false"/>
      <style:text-properties officeooo:rsid="000d1ac6" officeooo:paragraph-rsid="000d1ac6"/>
    </style:style>
    <style:style style:name="P10" style:family="paragraph" style:parent-style-name="Text_20_body" style:list-style-name="L5">
      <style:paragraph-properties fo:line-height="100%" fo:text-align="justify" style:justify-single-word="false"/>
      <style:text-properties officeooo:rsid="000dc9d6" officeooo:paragraph-rsid="000dc9d6"/>
    </style:style>
    <style:style style:name="P11" style:family="paragraph" style:parent-style-name="Text_20_body" style:list-style-name="L5">
      <style:paragraph-properties fo:line-height="100%" fo:text-align="justify" style:justify-single-word="false"/>
      <style:text-properties fo:font-style="normal" fo:font-weight="normal" officeooo:rsid="000dc9d6" officeooo:paragraph-rsid="000dc9d6" style:font-style-asian="normal" style:font-weight-asian="normal" style:font-style-complex="normal" style:font-weight-complex="normal"/>
    </style:style>
    <style:style style:name="P12" style:family="paragraph" style:parent-style-name="Text_20_body" style:list-style-name="L5">
      <style:paragraph-properties fo:line-height="100%" fo:text-align="justify" style:justify-single-word="false"/>
      <style:text-properties fo:font-style="normal" fo:font-weight="normal" officeooo:rsid="000fa8fe" officeooo:paragraph-rsid="000fa8fe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100fc9" officeooo:paragraph-rsid="00100fc9"/>
    </style:style>
    <style:style style:name="P14" style:family="paragraph" style:parent-style-name="Text_20_body" style:list-style-name="L6">
      <style:paragraph-properties fo:line-height="100%" fo:text-align="justify" style:justify-single-word="false"/>
      <style:text-properties fo:font-style="italic" officeooo:rsid="00100fc9" officeooo:paragraph-rsid="00100fc9" style:font-style-asian="italic" style:font-style-complex="italic"/>
    </style:style>
    <style:style style:name="P15" style:family="paragraph" style:parent-style-name="Text_20_body" style:list-style-name="L6">
      <style:paragraph-properties fo:line-height="100%" fo:text-align="justify" style:justify-single-word="false"/>
      <style:text-properties fo:font-style="italic" officeooo:rsid="00115b78" officeooo:paragraph-rsid="00115b78" style:font-style-asian="italic" style:font-style-complex="italic"/>
    </style:style>
    <style:style style:name="P16" style:family="paragraph" style:parent-style-name="Text_20_body" style:list-style-name="L6">
      <style:paragraph-properties fo:line-height="100%" fo:text-align="justify" style:justify-single-word="false"/>
      <style:text-properties fo:font-style="italic" officeooo:rsid="0012bdec" officeooo:paragraph-rsid="0012bdec" style:font-style-asian="italic" style:font-style-complex="italic"/>
    </style:style>
    <style:style style:name="P17" style:family="paragraph" style:parent-style-name="Text_20_body">
      <style:paragraph-properties fo:line-height="100%" fo:text-align="justify" style:justify-single-word="false"/>
      <style:text-properties fo:font-style="italic" officeooo:rsid="00143d6d" officeooo:paragraph-rsid="00143d6d" style:font-style-asian="italic" style:font-style-complex="italic"/>
    </style:style>
    <style:style style:name="P18" style:family="paragraph" style:parent-style-name="Text_20_body" style:list-style-name="L7">
      <style:paragraph-properties fo:line-height="100%" fo:text-align="justify" style:justify-single-word="false"/>
      <style:text-properties fo:font-style="italic" officeooo:rsid="001523a7" officeooo:paragraph-rsid="001523a7" style:font-style-asian="italic" style:font-style-complex="italic"/>
    </style:style>
    <style:style style:name="P19" style:family="paragraph" style:parent-style-name="Text_20_body">
      <style:paragraph-properties fo:line-height="100%" fo:text-align="justify" style:justify-single-word="false"/>
      <style:text-properties fo:font-style="italic" officeooo:rsid="0019115c" officeooo:paragraph-rsid="0019115c" style:font-style-asian="italic" style:font-style-complex="italic"/>
    </style:style>
    <style:style style:name="P20" style:family="paragraph" style:parent-style-name="Text_20_body" style:list-style-name="L9">
      <style:paragraph-properties fo:line-height="100%" fo:text-align="justify" style:justify-single-word="false"/>
      <style:text-properties fo:font-style="italic" officeooo:rsid="0019115c" officeooo:paragraph-rsid="0019115c" style:font-style-asian="italic" style:font-style-complex="italic"/>
    </style:style>
    <style:style style:name="P21" style:family="paragraph" style:parent-style-name="Text_20_body">
      <style:paragraph-properties fo:line-height="100%" fo:text-align="justify" style:justify-single-word="false"/>
      <style:text-properties fo:font-style="italic" fo:font-weight="normal" officeooo:rsid="00193e2f" officeooo:paragraph-rsid="00193e2f" style:font-style-asian="italic" style:font-weight-asian="normal" style:font-style-complex="italic" style:font-weight-complex="normal"/>
    </style:style>
    <style:style style:name="P22" style:family="paragraph" style:parent-style-name="Text_20_body" style:list-style-name="L10">
      <style:paragraph-properties fo:line-height="100%" fo:text-align="justify" style:justify-single-word="false"/>
      <style:text-properties fo:font-style="italic" fo:font-weight="normal" officeooo:rsid="00193e2f" officeooo:paragraph-rsid="00193e2f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fo:font-style="italic" fo:font-weight="normal" officeooo:rsid="00193e2f" officeooo:paragraph-rsid="00193e2f" style:font-style-asian="italic" style:font-weight-asian="normal" style:font-style-complex="italic" style:font-weight-complex="normal"/>
    </style:style>
    <style:style style:name="P24" style:family="paragraph" style:parent-style-name="Text_20_body" style:list-style-name="L11">
      <style:paragraph-properties fo:line-height="100%" fo:text-align="start" style:justify-single-word="false"/>
      <style:text-properties fo:font-style="italic" fo:font-weight="normal" officeooo:rsid="00193e2f" officeooo:paragraph-rsid="00193e2f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line-height="100%" fo:text-align="end" style:justify-single-word="false"/>
      <style:text-properties fo:font-size="10pt" officeooo:rsid="000a9402" officeooo:paragraph-rsid="000a9402" style:font-size-asian="10pt" style:font-size-complex="10pt"/>
    </style:style>
    <style:style style:name="P26" style:family="paragraph" style:parent-style-name="Title">
      <style:paragraph-properties fo:line-height="100%" fo:text-align="center" style:justify-single-word="false"/>
      <style:text-properties fo:font-size="12pt" officeooo:rsid="000a9402" officeooo:paragraph-rsid="000a9402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3e2f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ca55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d1ac6" style:font-style-asian="normal" style:font-weight-asian="normal" style:font-style-complex="normal" style:font-weight-complex="normal"/>
    </style:style>
    <style:style style:name="T8" style:family="text">
      <style:text-properties officeooo:rsid="00193e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irected Graph Structure</text:p>
      <text:p text:style-name="P25">Structure written in Python 3.6.</text:p>
      <text:p text:style-name="P13">The DirectedGraph class has the following members:</text:p>
      <text:list xml:id="list1236983827323229978" text:style-name="L6">
        <text:list-item>
          <text:p text:style-name="P14">vertices –<text:span text:style-name="T4"> the connection that we make</text:span></text:p>
          <text:list>
            <text:list-item>
              <text:p text:style-name="P16"><text:span text:style-name="T4">These are represented as a list of </text:span>Vertices <text:span text:style-name="T4">(another separe class)</text:span></text:p>
            </text:list-item>
          </text:list>
        </text:list-item>
        <text:list-item>
          <text:p text:style-name="P15">numberOfVertices<text:span text:style-name="T4"> – the number of vertices that we have</text:span></text:p>
        </text:list-item>
        <text:list-item>
          <text:p text:style-name="P15"><text:span text:style-name="T4">numberOfEdges -the number of edges that we have</text:span></text:p>
        </text:list-item>
      </text:list>
      <text:p text:style-name="P17"><text:span text:style-name="T4">The Vertices class has the following members:</text:span></text:p>
      <text:list xml:id="list8810408846976592986" text:style-name="L7">
        <text:list-item>
          <text:p text:style-name="P18">edges – <text:span text:style-name="T4">a list of </text:span>edges<text:span text:style-name="T4">, the connections that there are connected to the vertex</text:span></text:p>
        </text:list-item>
        <text:list-item>
          <text:p text:style-name="P18">inboundEdge – <text:span text:style-name="T4">a list of the in bound edges that are connected to the vertex</text:span></text:p>
        </text:list-item>
        <text:list-item>
          <text:p text:style-name="P18">outDegree<text:span text:style-name="T4"> – the out degree of the vertex</text:span></text:p>
        </text:list-item>
        <text:list-item>
          <text:p text:style-name="P18">inDegree<text:span text:style-name="T4"> – the in degree of the vertex</text:span></text:p>
          <text:list>
            <text:list-item>
              <text:p text:style-name="P18"><text:span text:style-name="T4">All members </text:span><text:span text:style-name="T5">have </text:span><text:span text:style-name="T4">getters inside the class</text:span></text:p>
            </text:list-item>
          </text:list>
        </text:list-item>
      </text:list>
      <text:p text:style-name="P19"><text:span text:style-name="T4">The Edge class has the following members:</text:span></text:p>
      <text:list xml:id="list5184803063248048106" text:style-name="L9">
        <text:list-item>
          <text:p text:style-name="P20">cost<text:span text:style-name="T4"> – the cost of the edge</text:span></text:p>
        </text:list-item>
        <text:list-item>
          <text:p text:style-name="P20">destination<text:span text:style-name="T4"> – a list of the destinations that the edge has</text:span></text:p>
        </text:list-item>
      </text:list>
      <text:p text:style-name="P1"><text:span text:style-name="T2">Graph</text:span><text:span text:style-name="T8"> class f</text:span>unctions:</text:p>
      <text:list xml:id="list639800370642255783" text:style-name="L1">
        <text:list-item>
          <text:p text:style-name="P2">readVertices – will get as an argument a file path. </text:p>
          <text:list>
            <text:list-item>
              <text:p text:style-name="P4">This function will read the file and then will store the connections. The alghoritm works like this:</text:p>
            </text:list-item>
          </text:list>
        </text:list-item>
      </text:list>
      <text:list xml:id="list6439774805718596967" text:style-name="L2">
        <text:list-item>
          <text:list>
            <text:list-item>
              <text:p text:style-name="P3">The function will open that file and will expect: number of vertices, followed by a space then the number of edges, then followed the edges stored in the formation: point that starts the edge, point from which it end then the cost of that edge.</text:p>
            </text:list-item>
            <text:list-item>
              <text:p text:style-name="P5">Will read the files and will store them in the class member: <text:span text:style-name="T3">vertices</text:span></text:p>
            </text:list-item>
            <text:list-item>
              <text:p text:style-name="P5"><text:span text:style-name="T6">Everytime we read an ending point, we increase the in degree of it and will add an inbound connection</text:span></text:p>
            </text:list-item>
            <text:list-item>
              <text:p text:style-name="P5"><text:span text:style-name="T6">Then we close the file.</text:span></text:p>
            </text:list-item>
          </text:list>
        </text:list-item>
      </text:list>
      <text:list xml:id="list1965567369023345359" text:style-name="L3">
        <text:list-item>
          <text:p text:style-name="P6"><text:span text:style-name="T6">GetNumberOfVertices – will return the first value of the file</text:span></text:p>
        </text:list-item>
        <text:list-item>
          <text:p text:style-name="P6"><text:span text:style-name="T6">checkIfEdge – will receive </text:span><text:span text:style-name="T7">2 parameters: positionX and positionY. There will represent the starting point, ending point of an edge.</text:span></text:p>
          <text:list>
            <text:list-item>
              <text:p text:style-name="P7"><text:span text:style-name="T6">The program will check if there exists an edge connected from positionX to positionY</text:span></text:p>
            </text:list-item>
          </text:list>
        </text:list-item>
      </text:list>
      <text:list xml:id="list7890556379052718783" text:style-name="L4">
        <text:list-item>
          <text:list>
            <text:list-item>
              <text:p text:style-name="P8"><text:span text:style-name="T6">Will iterate trough all connections from positionX and will check if there is a vertex equal to positionY</text:span></text:p>
            </text:list-item>
            <text:list-item>
              <text:p text:style-name="P8"><text:soft-page-break/><text:span text:style-name="T6">If it is will return 1. Otherwise will return -1</text:span></text:p>
            </text:list-item>
          </text:list>
        </text:list-item>
      </text:list>
      <text:list xml:id="list3357298516358694243" text:style-name="L5">
        <text:list-item>
          <text:p text:style-name="P9"><text:span text:style-name="T6">getInDegree, getOutDegree – will receive a number, which represents the vertex number</text:span></text:p>
          <text:list>
            <text:list-item>
              <text:p text:style-name="P9"><text:span text:style-name="T6">The program will check if the vertex exists</text:span></text:p>
              <text:list>
                <text:list-item>
                  <text:p text:style-name="P9"><text:span text:style-name="T6">if it doesn’t then we will return </text:span><text:span text:style-name="T3">-1</text:span></text:p>
                </text:list-item>
                <text:list-item>
                  <text:p text:style-name="P9"><text:span text:style-name="T6">Otherwise, we will return a Vertex function, which will return the in degree/ out degree</text:span></text:p>
                </text:list-item>
              </text:list>
            </text:list-item>
          </text:list>
        </text:list-item>
        <text:list-item>
          <text:p text:style-name="P10"><text:span text:style-name="T6">iterateThroughOutBoundVertex, iterateThroughInBoundVertex – will receive a number, which represents the vertex number</text:span></text:p>
          <text:list>
            <text:list-item>
              <text:p text:style-name="P10"><text:span text:style-name="T6">The program will check if the vertex exists</text:span></text:p>
              <text:list>
                <text:list-item>
                  <text:p text:style-name="P10"><text:span text:style-name="T6">if it doens’t we return </text:span><text:span text:style-name="T3">None</text:span></text:p>
                </text:list-item>
                <text:list-item>
                  <text:p text:style-name="P11">Otherwise, we will <text:span text:style-name="T1">yield</text:span> every element which has a connection for the vertex</text:p>
                </text:list-item>
              </text:list>
            </text:list-item>
          </text:list>
        </text:list-item>
        <text:list-item>
          <text:p text:style-name="P12">editCost – will get a new cost, starting point and the ending point for the vertex</text:p>
          <text:list>
            <text:list-item>
              <text:p text:style-name="P12">Will check if the edge exists</text:p>
              <text:list>
                <text:list-item>
                  <text:p text:style-name="P12">if it doesn’t, we return None</text:p>
                </text:list-item>
              </text:list>
            </text:list-item>
            <text:list-item>
              <text:p text:style-name="P12">Otherwise, we change the cost and we return 1</text:p>
            </text:list-item>
          </text:list>
        </text:list-item>
        <text:list-item>
          <text:p text:style-name="P12">getCost – will receive a starting point and an ending point</text:p>
          <text:list>
            <text:list-item>
              <text:p text:style-name="P12">If there is no edge, we return -1</text:p>
            </text:list-item>
            <text:list-item>
              <text:p text:style-name="P12">Otherwise we will return the cost of the edge</text:p>
            </text:list-item>
          </text:list>
        </text:list-item>
      </text:list>
      <text:p text:style-name="P21">Vertex<text:span text:style-name="T4"> class functions:</text:span></text:p>
      <text:list xml:id="list8108869143861926271" text:style-name="L10">
        <text:list-item>
          <text:p text:style-name="P22">getters for every class member</text:p>
        </text:list-item>
        <text:list-item>
          <text:p text:style-name="P22">increaseInDegree – <text:span text:style-name="T4">will increase the in degree of a vertex</text:span></text:p>
        </text:list-item>
      </text:list>
      <text:p text:style-name="P23">Edge <text:span text:style-name="T4">class functions:</text:span></text:p>
      <text:list xml:id="list8278966284458443524" text:style-name="L11">
        <text:list-item>
          <text:p text:style-name="P24">getters for every class member</text:p>
        </text:list-item>
        <text:list-item>
          <text:p text:style-name="P24">setCost<text:span text:style-name="T4"> – will receive an integer, which represents the new cost of the edge</text:span></text:p>
          <text:list>
            <text:list-item>
              <text:p text:style-name="P24"><text:span text:style-name="T4">will change the new cost of the edg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0:37:09.379385742</meta:creation-date>
    <meta:generator>LibreOffice/5.2.6.2$Linux_X86_64 LibreOffice_project/20m0$Build-2</meta:generator>
    <dc:date>2017-04-05T01:37:55.991023838</dc:date>
    <meta:editing-duration>PT50M39S</meta:editing-duration>
    <meta:editing-cycles>13</meta:editing-cycles>
    <meta:document-statistic meta:table-count="0" meta:image-count="0" meta:object-count="0" meta:page-count="2" meta:paragraph-count="50" meta:word-count="539" meta:character-count="2955" meta:non-whitespace-character-count="2490"/>
  </office:meta>
</office:document-meta>
</file>